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YouTube.com/BITC0IN</text:p>
      <text:p text:style-name="Standard">https://twitter.com/ytBITCOIN</text:p>
      <text:p text:style-name="Standard">Support the Channel with https://zbd.gg/BITC0IN ⬅️⚡Lightning⚡</text:p>
      <text:p text:style-name="Standard">or Fiat➡️https://patreon.com/BITC0IN </text:p>
      <text:p text:style-name="Standard">https://tallycoin.app/@bitcoinallcaps/bitcoin-youtube-tip-page-av5s8l/</text:p>
      <text:p text:style-name="Standard"/>
      <text:p text:style-name="Standard">Buy Bitcoin: We Recommend using Bull Bitcoin in Canada</text:p>
      <text:p text:style-name="Standard">http://mission.bullbitcoin.com/satoshi</text:p>
      <text:p text:style-name="Standard"/>
      <text:p text:style-name="Standard">Store Your Bitcoin Keys with a Hardware Wallet, We Recommend Coldcard:</text:p>
      <text:p text:style-name="Standard">http://bit.ly/CoinkiteStore</text:p>
      <text:p text:style-name="Standard"/>
      <text:p text:style-name="Standard">Video Source: https://www.cnbc.com/bitcoin/ </text:p>
      <text:p text:style-name="Standard"/>
      <text:p text:style-name="Standard">Mirror Channels:</text:p>
      <text:p text:style-name="Standard">https://Odysee.com/@BITCOIN:98c</text:p>
      <text:p text:style-name="Standard">http://Rumble.com/c/BITC0IN</text:p>
      <text:p text:style-name="Standard"/>
      <text:p text:style-name="Standard">https://discord.gg/K5H25KZHke - join the Bitcoin community at the r/Bitcoin Discord Chat</text:p>
      <text:p text:style-name="Standard">https://www.reddit.com/r/bitcoin - for more information</text:p>
      <text:p text:style-name="Standard">https://www.reddit.com/r/bitcoinbeginners - if you are new and want to learn about Bitcoin</text:p>
      <text:p text:style-name="Standard">https://www.BitcoinTV.com</text:p>
      <text:p text:style-name="Standard"/>
      <text:p text:style-name="Standard">Lightning Tip Not working? Tip The Bitcoin Devs instead! https://bitcoindevlist.com</text:p>
      <text:p text:style-name="Standard"/>
      <text:p text:style-name="Standard"/>
      <text:p text:style-name="Standard">Please comment, like, subscribe and ring the bell! everything helps. </text:p>
      <text:p text:style-name="Standard"/>
      <text:p text:style-name="Standard">Download your free lightning wallet to send and receive SATS (Satoshi's are the smallest unit of Bitcoin) instantly at https://zbd.gg They have not sponsored this video, I'm just using them to receive Bitcoin lightning tips. </text:p>
      <text:p text:style-name="Standard"/>
      <text:p text:style-name="Standard">Recommended Resources:</text:p>
      <text:p text:style-name="Standard">https://reddit.com/r/bitcoin</text:p>
      <text:p text:style-name="Standard">https://lopp.net</text:p>
      <text:p text:style-name="Standard"/>
      <text:p text:style-name="Standard">#Bitcoin #BTC #BITCOIN #BITC0IN</text:p>
      <text:p text:style-name="Standard"/>
      <text:p text:style-name="Standard">Copyright Disclaimer: BITCOIN is a web channel intended to provide Bitcoin knowledge through video essays, news and analytical compilations. It is intended primarily for the purpose of encouraging informed discussions, criticism, and review of Bitcoin topics and towards such purpose, the programs use short extracts of cinematographic films, news clips, sounds recording, and photographic works. These clips and extracts are of a minimal nature and the use is not intended to interfere in any manner with their commercial exploitation of the competition for work by the owners of the copyright. The use of works is in compliance with the fair dealing exception provided under Sec. 52 of the Copyright Act, and we asset our use of the works under the exception provided for criticism and re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6T15:14:47.955000000</meta:creation-date>
    <dc:date>2022-10-16T15:15:44.022000000</dc:date>
    <meta:editing-duration>PT57S</meta:editing-duration>
    <meta:editing-cycles>1</meta:editing-cycles>
    <meta:document-statistic meta:table-count="0" meta:image-count="0" meta:object-count="0" meta:page-count="1" meta:paragraph-count="25" meta:word-count="258" meta:character-count="2048" meta:non-whitespace-character-count="1811"/>
    <meta:generator>LibreOffice/6.4.4.2$Windows_X86_64 LibreOffice_project/3d775be2011f3886db32dfd395a6a6d1ca2630ff</meta:generator>
  </office:meta>
</office:document-meta>
</file>